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75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0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1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70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2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1" table:number-columns-repeated="5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5" table:visibility="collapse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5" table:visibility="collapse" table:number-columns-repeated="4" table:default-cell-style-name="ce12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1" table:number-columns-repeated="2" table:default-cell-style-name="ce12"/>
        <table:table-column table:style-name="co5" table:default-cell-style-name="Default"/>
        <table:table-column table:style-name="co4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3"/>
          <table:table-cell table:style-name="ce21"/>
          <table:table-cell table:style-name="ce32" table:number-columns-repeated="4"/>
          <table:table-cell table:style-name="ce38"/>
          <table:table-cell table:style-name="ce39" table:number-columns-repeated="19"/>
          <table:table-cell table:style-name="ce74"/>
          <table:table-cell/>
          <table:table-cell table:style-name="ce39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9" table:number-columns-repeated="21"/>
          <table:table-cell/>
          <table:table-cell table:style-name="ce39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2" office:value-type="string">
            <text:p>@@WELFARE_NUMBER_7@@</text:p>
          </table:table-cell>
          <table:table-cell table:style-name="ce22" office:value-type="string">
            <text:p>@@WELFARE_NUMBER_6@@</text:p>
          </table:table-cell>
          <table:table-cell table:style-name="ce22" office:value-type="string">
            <text:p>@@WELFARE_NUMBER_5@@</text:p>
          </table:table-cell>
          <table:table-cell table:style-name="ce22" office:value-type="string">
            <text:p>@@WELFARE_NUMBER_4@@</text:p>
          </table:table-cell>
          <table:table-cell table:style-name="ce22" office:value-type="string">
            <text:p>@@WELFARE_NUMBER_3@@</text:p>
          </table:table-cell>
          <table:table-cell table:style-name="ce22" office:value-type="string">
            <text:p>@@WELFARE_NUMBER_2@@</text:p>
          </table:table-cell>
          <table:table-cell table:style-name="ce22" office:value-type="string">
            <text:p>@@WELFARE_NUMBER_1@@</text:p>
          </table:table-cell>
          <table:table-cell table:style-name="ce22" office:value-type="string">
            <text:p>@@WELFARE_NUMBER_0@@</text:p>
          </table:table-cell>
          <table:table-cell table:style-name="ce42"/>
          <table:table-cell table:style-name="ce45" table:number-columns-repeated="3"/>
          <table:table-cell table:style-name="ce52" office:value-type="string">
            <text:p><text:s/></text:p>
          </table:table-cell>
          <table:table-cell table:style-name="ce45" office:value-type="string" table:number-columns-spanned="2" table:number-rows-spanned="1">
            <text:p>@@INSURER_NUMBER_7@@</text:p>
          </table:table-cell>
          <table:covered-table-cell table:style-name="ce63"/>
          <table:table-cell table:style-name="ce63" table:number-columns-repeated="3"/>
          <table:table-cell table:style-name="ce71"/>
          <table:table-cell table:style-name="ce23" office:value-type="string">
            <text:p>@@INSURER_NUMBER_6@@</text:p>
          </table:table-cell>
          <table:table-cell table:style-name="ce23" office:value-type="string">
            <text:p>@@INSURER_NUMBER_5@@</text:p>
          </table:table-cell>
          <table:table-cell table:style-name="ce23" office:value-type="string">
            <text:p>@@INSURER_NUMBER_4@@</text:p>
          </table:table-cell>
          <table:table-cell table:style-name="ce23" office:value-type="string">
            <text:p>@@INSURER_NUMBER_3@@</text:p>
          </table:table-cell>
          <table:table-cell table:style-name="ce23" office:value-type="string">
            <text:p>@@INSURER_NUMBER_2@@</text:p>
          </table:table-cell>
          <table:table-cell table:style-name="ce23" office:value-type="string">
            <text:p>@@INSURER_NUMBER_1@@</text:p>
          </table:table-cell>
          <table:table-cell table:style-name="ce23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3" office:value-type="string">
            <text:p>@@WELFARE_RECIPIENT_6@@</text:p>
          </table:table-cell>
          <table:table-cell table:style-name="ce33" office:value-type="string">
            <text:p>@@WELFARE_RECIPIENT_5@@</text:p>
          </table:table-cell>
          <table:table-cell table:style-name="ce33" office:value-type="string">
            <text:p>@@WELFARE_RECIPIENT_4@@</text:p>
          </table:table-cell>
          <table:table-cell table:style-name="ce33" office:value-type="string">
            <text:p>@@WELFARE_RECIPIENT_3@@</text:p>
          </table:table-cell>
          <table:table-cell table:style-name="ce33" office:value-type="string">
            <text:p>@@WELFARE_RECIPIENT_2@@</text:p>
          </table:table-cell>
          <table:table-cell table:style-name="ce33" office:value-type="string">
            <text:p>@@WELFARE_RECIPIENT_1@@</text:p>
          </table:table-cell>
          <table:table-cell table:style-name="ce33" office:value-type="string">
            <text:p>@@WELFARE_RECIPIENT_0@@</text:p>
          </table:table-cell>
          <table:table-cell table:style-name="ce41"/>
          <table:table-cell table:style-name="ce43"/>
          <table:table-cell table:style-name="ce46" table:number-columns-repeated="3"/>
          <table:table-cell table:style-name="ce46" office:value-type="string">
            <text:p><text:s/></text:p>
          </table:table-cell>
          <table:table-cell table:style-name="ce59" office:value-type="string" table:number-columns-spanned="13" table:number-rows-spanned="1">
            <text:p>@@INSURED_KIGO@@　@@INSURED_NUMBER@@</text:p>
          </table:table-cell>
          <table:covered-table-cell table:style-name="ce64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/>
          <table:table-cell table:style-name="ce50"/>
          <table:table-cell table:number-columns-repeated="225"/>
        </table:table-row>
        <table:table-row table:style-name="ro5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4"/>
          <table:table-cell table:style-name="ce53" office:value-type="string">
            <text:p><text:s/></text:p>
          </table:table-cell>
          <table:table-cell table:style-name="ce60" office:value-type="string" table:number-columns-spanned="13" table:number-rows-spanned="1">
            <text:p>@@tekedymd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9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8"/>
          <table:table-cell table:style-name="ce51" office:value-type="string">
            <text:p>@@PATIENT_SEX@@</text:p>
          </table:table-cell>
          <table:table-cell table:style-name="ce54" office:value-type="string">
            <text:p><text:s/></text:p>
          </table:table-cell>
          <table:table-cell table:style-name="ce61" office:value-type="string" table:number-columns-spanned="13" table:number-rows-spanned="1">
            <text:p>@@hihknjaname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9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44"/>
          <table:covered-table-cell table:style-name="ce47"/>
          <table:table-cell table:style-name="ce49" office:value-type="string" table:number-columns-spanned="2" table:number-rows-spanned="1">
            <text:p>@@PATIENT_AGE@@</text:p>
          </table:table-cell>
          <table:covered-table-cell table:style-name="ce44"/>
          <table:table-cell table:style-name="ce55" office:value-type="string">
            <text:p><text:s/></text:p>
          </table:table-cell>
          <table:table-cell table:style-name="ce61" office:value-type="string" table:number-columns-spanned="13" table:number-rows-spanned="1">
            <text:p>@@skkgetymd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9"/>
          <table:covered-table-cell table:number-columns-repeated="8"/>
          <table:table-cell table:number-columns-repeated="227"/>
        </table:table-row>
        <table:table-row table:style-name="ro8">
          <table:table-cell/>
          <table:covered-table-cell table:style-name="ce6"/>
          <table:table-cell table:style-name="ce16" office:value-type="string" table:number-columns-spanned="13" table:number-rows-spanned="2">
            <text:p><text:s text:c="2"/>@@PatientTel@@ @@PatientAddr@@ </text:p>
          </table:table-cell>
          <table:covered-table-cell table:style-name="ce2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6" office:value-type="string">
            <text:p><text:s/></text:p>
          </table:table-cell>
          <table:table-cell table:style-name="ce62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9">
          <table:table-cell/>
          <table:covered-table-cell table:style-name="ce7"/>
          <table:covered-table-cell table:style-name="ce1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7" office:value-type="string">
            <text:p><text:s/></text:p>
          </table:table-cell>
          <table:table-cell table:style-name="ce60" office:value-type="string" table:number-columns-spanned="13" table:number-rows-spanned="1">
            <text:p>@@OfficeName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9"/>
          <table:covered-table-cell table:number-columns-repeated="8"/>
          <table:table-cell table:number-columns-repeated="227"/>
        </table:table-row>
        <table:table-row table:style-name="ro10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8"/>
          <table:table-cell table:style-name="ce28" table:number-columns-spanned="6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office:value-type="string" table:number-columns-spanned="2" table:number-rows-spanned="1">
            <text:p><text:s/></text:p>
          </table:table-cell>
          <table:covered-table-cell table:style-name="ce37"/>
          <table:table-cell table:style-name="ce37" table:number-columns-repeated="2"/>
          <table:table-cell table:style-name="ce50" table:number-columns-repeated="2"/>
          <table:table-cell table:style-name="ce58" office:value-type="string">
            <text:p><text:s/></text:p>
          </table:table-cell>
          <table:table-cell table:style-name="ce60" office:value-type="string" table:number-columns-spanned="13" table:number-rows-spanned="1">
            <text:p>@@OfficeTel@@</text:p>
          </table:table-cell>
          <table:covered-table-cell table:style-name="ce67"/>
          <table:covered-table-cell table:style-name="ce67"/>
          <table:covered-table-cell table:style-name="ce68"/>
          <table:covered-table-cell table:style-name="ce70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5"/>
          <table:table-cell table:style-name="Default"/>
          <table:table-cell table:number-columns-repeated="221"/>
        </table:table-row>
        <table:table-row table:style-name="ro11">
          <table:table-cell/>
          <table:table-cell table:style-name="ce9" office:value-type="string">
            <text:p>　 　 　 　</text:p>
          </table:table-cell>
          <table:table-cell table:style-name="ce19"/>
          <table:table-cell table:style-name="ce29"/>
          <table:table-cell table:style-name="ce30" table:number-columns-repeated="20"/>
          <table:table-cell table:style-name="ce31" table:number-columns-repeated="2"/>
          <table:table-cell table:style-name="ce73" table:number-columns-repeated="2"/>
          <table:table-cell table:style-name="ce42"/>
          <table:table-cell table:number-columns-repeated="227"/>
        </table:table-row>
        <table:table-row table:style-name="ro8" table:number-rows-repeated="1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3" table:number-columns-repeated="2"/>
          <table:table-cell table:style-name="ce42"/>
          <table:table-cell table:number-columns-repeated="227"/>
        </table:table-row>
        <table:table-row table:style-name="ro8">
          <table:table-cell/>
          <table:table-cell table:style-name="ce10"/>
          <table:table-cell table:style-name="Default"/>
          <table:table-cell table:style-name="ce31"/>
          <table:table-cell table:style-name="ce30" table:number-columns-repeated="20"/>
          <table:table-cell table:style-name="ce31" table:number-columns-repeated="2"/>
          <table:table-cell table:style-name="ce73" table:number-columns-repeated="2"/>
          <table:table-cell table:style-name="ce42"/>
          <table:table-cell table:number-columns-repeated="227"/>
        </table:table-row>
        <table:table-row table:style-name="ro8" table:number-rows-repeated="5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3" table:number-columns-repeated="2"/>
          <table:table-cell table:style-name="ce42"/>
          <table:table-cell table:number-columns-repeated="227"/>
        </table:table-row>
        <table:table-row table:style-name="ro12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2">
          <table:table-cell/>
          <table:table-cell table:style-name="Default" table:number-columns-repeated="28"/>
          <table:table-cell table:number-columns-repeated="227"/>
        </table:table-row>
        <table:table-row table:style-name="ro13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8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"/>
          <table:table-cell table:style-name="ce20"/>
          <table:table-cell table:number-columns-repeated="253"/>
        </table:table-row>
        <table:table-row table:style-name="ro8" table:number-rows-repeated="65491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011/09/23</text:date>, <text:time>03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8</meta:editing-cycles>
    <meta:editing-duration>PT03H01M53S</meta:editing-duration>
    <dc:date>2011-09-23T03:02:58</dc:date>
    <dc:creator>medex </dc:creator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